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9.267cm"/>
    </style:style>
    <style:style style:name="co8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6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6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6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6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6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6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6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6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6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6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6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6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6"/>
        </table:table-row>
        <table:table-row table:style-name="ro1">
          <table:table-cell office:value-type="string">
            <text:p>the seeds may be useless as the leaves may have become so hard that they are inedible or no longer taste good)</text:p>
          </table:table-cell>
          <table:table-cell table:number-columns-repeated="6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6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6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</text:p>
          </table:table-cell>
          <table:table-cell office:value-type="string">
            <text:p>cultivar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Iran (3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hite</text:p>
          </table:table-cell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Romania (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Italy (25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Uruguay (26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Syria (29)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Romanesco, Zefa Fino</text:p>
          </table:table-cell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)</text:p>
          </table:table-cell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/>
          <table:table-cell office:value-type="string">
            <text:p>Greece (3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Spain (40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otes: for the plant spacing: the first number means the space (in cm) between the plants, the second number means the space between the rows.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14/01/2018</text:date>, <text:time>12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14T12:29:34</dc:date>
    <dc:creator>Lutjens </dc:creator>
    <meta:editing-duration>PT6H5M50S</meta:editing-duration>
    <meta:editing-cycles>30</meta:editing-cycles>
    <meta:document-statistic meta:table-count="2" meta:cell-count="348" meta:object-count="0"/>
  </office:meta>
</office:document-meta>
</file>